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76a9" officeooo:paragraph-rsid="000476a9"/>
    </style:style>
    <style:style style:name="P2" style:family="paragraph" style:parent-style-name="Standard">
      <style:text-properties officeooo:rsid="000476a9" officeooo:paragraph-rsid="0004ef51"/>
    </style:style>
    <style:style style:name="P3" style:family="paragraph" style:parent-style-name="Standard">
      <style:text-properties officeooo:rsid="0004ef51" officeooo:paragraph-rsid="0004ef51"/>
    </style:style>
    <style:style style:name="P4" style:family="paragraph" style:parent-style-name="Standard">
      <style:text-properties style:text-underline-style="none" fo:font-weight="normal" officeooo:rsid="00065582" officeooo:paragraph-rsid="00065582" style:font-weight-asian="normal" style:font-weight-complex="normal"/>
    </style:style>
    <style:style style:name="P5" style:family="paragraph" style:parent-style-name="Standard">
      <style:text-properties officeooo:rsid="00059571" officeooo:paragraph-rsid="00059571"/>
    </style:style>
    <style:style style:name="P6" style:family="paragraph" style:parent-style-name="Standard">
      <style:text-properties officeooo:rsid="00065582" officeooo:paragraph-rsid="0006558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04ef51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065582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normal" officeooo:rsid="0004ef51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normal" officeooo:rsid="00059571" style:font-weight-asian="normal" style:font-weight-complex="normal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text-underline-style="none" fo:font-weight="normal" officeooo:rsid="0004ef51" style:font-weight-asian="normal" style:font-weight-complex="normal"/>
    </style:style>
    <style:style style:name="T11" style:family="text">
      <style:text-properties style:text-underline-style="none" fo:font-weight="normal" officeooo:rsid="00065582" style:font-weight-asian="normal" style:font-weight-complex="normal"/>
    </style:style>
    <style:style style:name="T12" style:family="text">
      <style:text-properties style:text-underline-style="dash" style:text-underline-width="auto" style:text-underline-color="font-color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ducto: <text:span text:style-name="T3">Cod_Producto</text:span>, Nombre.</text:p>
      <text:p text:style-name="P1">Camisa: <text:span text:style-name="T3">Cod_Producto -&gt; Fk_Producto UC, DC</text:span><text:span text:style-name="T9">, </text:span>Entallada (Si/No)</text:p>
      <text:p text:style-name="P1">Pantalon: <text:span text:style-name="T3">Cod_Producto -&gt; Fk_Producto UC, DC</text:span><text:span text:style-name="T9">, %Algodón</text:span></text:p>
      <text:p text:style-name="P2"><text:span text:style-name="T9">C/Planchado: </text:span><text:span text:style-name="T3">Cod_Producto -&gt; Fk_Producto UC, DC</text:span><text:span text:style-name="T9">, Entallada (Si/No), Temperat</text:span><text:span text:style-name="T10">uraPlancha</text:span></text:p>
      <text:p text:style-name="P2"><text:span text:style-name="T10"/></text:p>
      <text:p text:style-name="P2"><text:span text:style-name="T10"/></text:p>
      <text:p text:style-name="P2"><text:span text:style-name="T10">2.</text:span></text:p>
      <text:p text:style-name="P2"><text:span text:style-name="T10"/></text:p>
      <text:p text:style-name="P3"><text:span text:style-name="T10">C</text:span><text:span text:style-name="T9">omunidad: </text:span><text:span text:style-name="T3">Cod_Comu</text:span><text:span text:style-name="T9">, Nombre, Extension</text:span></text:p>
      <text:p text:style-name="P2"><text:span text:style-name="T10">Localidad: </text:span><text:span text:style-name="T4">Cod_Loca</text:span><text:span text:style-name="T10">, Nombre, Cod_Postal (mult), </text:span><text:span text:style-name="T6">Cod_Comu -&gt; FK COMUNIDAD UC DC</text:span></text:p>
      <text:p text:style-name="P3"><text:span text:style-name="T9">Etapa: </text:span><text:span text:style-name="T3">Cod_Etapa</text:span><text:span text:style-name="T9">, Km, Tiempo, </text:span><text:span text:style-name="T7">Cod_Loca -&gt; FK LOCALIDAD UC DC</text:span></text:p>
      <text:p text:style-name="P5"><text:span text:style-name="T9">Camino: </text:span><text:span text:style-name="T3">Cod_Camino</text:span><text:span text:style-name="T9">, Nombre, Tiempo (calc), Km (calc)</text:span></text:p>
      <text:p text:style-name="P5"><text:span text:style-name="T9">Peregrino: </text:span><text:span text:style-name="T3">Numero</text:span><text:span text:style-name="T9">, </text:span><text:span text:style-name="T12">DNI</text:span><text:span text:style-name="T9">, Nombre, Direccion</text:span></text:p>
      <text:p text:style-name="P5"><text:span text:style-name="T9">Albergue: </text:span><text:span text:style-name="T3">Cod_Alb</text:span><text:span text:style-name="T9">, Nombre, Capacidad</text:span></text:p>
      <text:p text:style-name="P5"><text:span text:style-name="T9">Precio: </text:span><text:span text:style-name="T3">Fecha</text:span><text:span text:style-name="T9">, Precio</text:span></text:p>
      <text:p text:style-name="P5"><text:span text:style-name="T9">Edificio: </text:span><text:span text:style-name="T5">Cod_Edificios,</text:span><text:span text:style-name="T11"> Nombre, Tamaño, Capacidad, Servicios (mult), Cod_Alb -&gt; FK ALBERGUE</text:span></text:p>
      <text:p text:style-name="P6"><text:span text:style-name="T9">Org_Patro: </text:span><text:span text:style-name="T3">Cod_Org</text:span><text:span text:style-name="T9">, Nom_Org, Ambito</text:span></text:p>
      <text:p text:style-name="P6"><text:span text:style-name="T9">Cruza: </text:span><text:span text:style-name="T3">Cod_Loca, Cod_Etapa</text:span></text:p>
      <text:p text:style-name="P4">Contiene: <text:span text:style-name="T3">Cod_Camino, Cod_Etapa</text:span></text:p>
      <text:p text:style-name="P4">Recorre: <text:span text:style-name="T3">Cod_Camino, Numero</text:span>, Estado (solo/acom)</text:p>
      <text:p text:style-name="P4">Atraviesa: <text:span text:style-name="T3">Cod_Loca, Numero, Fecha</text:span></text:p>
      <text:p text:style-name="P6"><text:span text:style-name="T9"/></text:p>
      <text:p text:style-name="P6"><text:span text:style-name="T9"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9T10:46:09.740000000</meta:creation-date>
    <dc:date>2025-01-29T13:49:01.260000000</dc:date>
    <meta:editing-duration>PT12M23S</meta:editing-duration>
    <meta:editing-cycles>1</meta:editing-cycles>
    <meta:document-statistic meta:table-count="0" meta:image-count="0" meta:object-count="0" meta:page-count="1" meta:paragraph-count="18" meta:word-count="102" meta:character-count="825" meta:non-whitespace-character-count="741"/>
    <meta:generator>LibreOffice/24.2.4.2$Windows_X86_64 LibreOffice_project/51a6219feb6075d9a4c46691dcfe0cd9c4fff3c2</meta:generator>
  </office:meta>
</office:document-meta>
</file>